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 table:number-rows-repeated="2"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Bus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Hip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table:formula="of:=[.B4]*2.54" office:value-type="float" office:value="104.14" calcext:value-type="float">
            <text:p>104.14</text:p>
          </table:table-cell>
          <table:table-cell table:formula="of:=[.C4]*2.54" office:value-type="float" office:value="81.28" calcext:value-type="float">
            <text:p>81.28</text:p>
          </table:table-cell>
          <table:table-cell table:formula="of:=[.D4]*2.54" office:value-type="float" office:value="96.52" calcext:value-type="float">
            <text:p>96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40:16.562061579</meta:creation-date>
    <meta:generator>LibreOffice/5.1.6.2$Linux_X86_64 LibreOffice_project/10m0$Build-2</meta:generator>
    <dc:date>2017-12-05T18:06:05.783663372</dc:date>
    <meta:editing-duration>PT23H15M40S</meta:editing-duration>
    <meta:editing-cycles>4</meta:editing-cycles>
    <meta:document-statistic meta:table-count="1" meta:cell-count="11" meta:object-count="0"/>
  </office:meta>
</office:document-meta>
</file>